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0e2c5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7cm" svg:height="2cm" svg:x="2cm" svg:y="2cm">
          <text:p text:style-name="P1">Process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cm" svg:height="2cm" svg:x="10cm" svg:y="2cm">
          <text:p text:style-name="P1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6cm" svg:height="2cm" svg:x="4cm" svg:y="5cm">
          <text:p text:style-name="P1">CommandDeleg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7cm" svg:height="2cm" svg:x="11cm" svg:y="5cm">
          <text:p text:style-name="P1">ProcessInstanceD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9cm" svg:y1="3cm" svg:x2="10cm" svg:y2="3cm" draw:start-shape="id1" draw:start-glue-point="1" draw:end-shape="id2" draw:end-glue-point="3" svg:d="m9000 3000h1000">
          <text:p/>
        </draw:connector>
        <draw:connector draw:style-name="gr3" draw:text-style-name="P1" draw:layer="layout" draw:line-skew="-2.902cm" svg:x1="12cm" svg:y1="4cm" svg:x2="4cm" svg:y2="6cm" draw:start-shape="id2" draw:start-glue-point="2" draw:end-shape="id3" draw:end-glue-point="3" svg:d="m12000 4000v600h-8501v1400h501">
          <text:p/>
        </draw:connector>
        <draw:connector draw:style-name="gr2" draw:text-style-name="P1" draw:layer="layout" svg:x1="10cm" svg:y1="6cm" svg:x2="11cm" svg:y2="6cm" draw:start-shape="id3" draw:start-glue-point="1" draw:end-shape="id4" draw:end-glue-point="3" svg:d="m10000 6000h1000">
          <text:p/>
        </draw:connector>
        <draw:connector draw:style-name="gr2" draw:text-style-name="P1" draw:layer="layout" svg:x1="5.5cm" svg:y1="4cm" svg:x2="7cm" svg:y2="5cm" draw:start-shape="id1" draw:start-glue-point="2" draw:end-shape="id3" draw:end-glue-point="0" svg:d="m5500 4000v501h1500v499">
          <text:p/>
        </draw:connector>
        <draw:custom-shape draw:style-name="gr4" draw:text-style-name="P1" xml:id="id5" draw:id="id5" draw:layer="layout" svg:width="6cm" svg:height="2cm" svg:x="2cm" svg:y="8cm">
          <text:p text:style-name="P1">Task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11cm" svg:height="2.1cm" svg:x="9cm" svg:y="8cm">
          <text:p text:style-name="P1">BlockingGetTasksResponse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cm" svg:y1="9cm" svg:x2="9cm" svg:y2="9.05cm" draw:start-shape="id5" draw:start-glue-point="1" draw:end-shape="id6" draw:end-glue-point="3" svg:d="m8000 9000h501v50h499">
          <text:p/>
        </draw:connector>
        <draw:custom-shape draw:style-name="gr4" draw:text-style-name="P1" xml:id="id7" draw:id="id7" draw:layer="layout" svg:width="6cm" svg:height="2cm" svg:x="2cm" svg:y="11cm">
          <text:p text:style-name="P1">Task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6cm" svg:height="2cm" svg:x="9cm" svg:y="11cm">
          <text:p text:style-name="P1">Command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" draw:id="id9" draw:layer="layout" svg:width="6cm" svg:height="2cm" svg:x="9cm" svg:y="14cm">
          <text:p text:style-name="P1">TaskService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6cm" svg:height="2cm" svg:x="9cm" svg:y="17cm">
          <text:p text:style-name="P1">TaskServiceS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6cm" svg:height="2cm" svg:x="11cm" svg:y="20cm">
          <text:p text:style-name="P1">TaskClient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cm" svg:y1="10cm" svg:x2="5cm" svg:y2="11cm" draw:start-shape="id5" draw:start-glue-point="2" draw:end-shape="id7" draw:end-glue-point="0" svg:d="m5000 10000v1000">
          <text:p/>
        </draw:connector>
        <draw:connector draw:style-name="gr5" draw:text-style-name="P1" draw:layer="layout" svg:x1="8cm" svg:y1="12cm" svg:x2="9cm" svg:y2="12cm" draw:start-shape="id7" draw:start-glue-point="1" draw:end-shape="id8" svg:d="m8000 12000h1000">
          <text:p/>
        </draw:connector>
        <draw:connector draw:style-name="gr5" draw:text-style-name="P1" draw:layer="layout" svg:x1="5cm" svg:y1="13cm" svg:x2="9cm" svg:y2="15cm" draw:start-shape="id7" draw:start-glue-point="2" draw:end-shape="id9" draw:end-glue-point="3" svg:d="m5000 13000v2000h4000">
          <text:p/>
        </draw:connector>
        <draw:connector draw:style-name="gr5" draw:text-style-name="P1" draw:layer="layout" svg:x1="5cm" svg:y1="13cm" svg:x2="9cm" svg:y2="18cm" draw:start-shape="id7" draw:start-glue-point="2" draw:end-shape="id10" draw:end-glue-point="3" svg:d="m5000 13000v5000h4000">
          <text:p/>
        </draw:connector>
        <draw:connector draw:style-name="gr5" draw:text-style-name="P1" draw:layer="layout" svg:x1="12cm" svg:y1="19cm" svg:x2="14cm" svg:y2="20cm" draw:start-shape="id10" draw:start-glue-point="2" draw:end-shape="id11" draw:end-glue-point="0" svg:d="m12000 19000v501h2000v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7:54:50</dc:date>
    <meta:editing-duration>PT36M45S</meta:editing-duration>
    <meta:editing-cycles>21</meta:editing-cycles>
    <meta:generator>LibreOffice/3.4$Unix LibreOffice_project/340m1$Build-203</meta:generator>
    <meta:document-statistic meta:object-count="21"/>
  </office:meta>
</office:document-meta>
</file>